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16cm" draw:marker-start-width="0.44cm" draw:marker-end-width="0.44cm" draw:textarea-horizontal-align="center" draw:textarea-vertical-align="middle" fo:padding-top="0.205cm" fo:padding-bottom="0.205cm" fo:padding-left="0.33cm" fo:padding-right="0.33cm"/>
    </style:style>
    <style:style style:name="gr4" style:family="graphic" style:parent-style-name="standard">
      <style:graphic-properties svg:stroke-width="0.05cm" draw:marker-start-width="0.275cm" draw:marker-end-width="0.275cm" draw:fill="hatch" draw:fill-color="#e6e6e6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svg:stroke-width="0.3cm" svg:stroke-color="#333333" draw:marker-start-width="0.65cm" draw:marker-end-width="0.65cm" draw:fill="solid" draw:fill-color="#333333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333333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svg:stroke-width="0.2cm" svg:stroke-color="#33333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03cm" svg:stroke-color="#000000" draw:marker-start="Arrow" draw:marker-start-width="0.145cm" draw:marker-end="Arrow" draw:marker-end-width="0.14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solid" draw:fill-color="#ffffff" fo:min-height="1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objectwithoutfill">
      <style:graphic-properties svg:stroke-width="0.03cm" svg:stroke-color="#000000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45cm" draw:marker-end="Arrow" draw:marker-end-width="0.145cm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dash" draw:stroke-dash="Ultrafine_20_Dashed" svg:stroke-width="0.03cm" svg:stroke-color="#000000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/>
    </style:style>
    <style:style style:name="P4" style:family="paragraph">
      <style:paragraph-properties fo:margin-left="0cm" fo:margin-right="0cm" fo:text-indent="0cm"/>
      <style:text-properties fo:font-size="15pt" style:font-size-asian="1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6pt" style:font-size-asian="16pt"/>
    </style:style>
    <style:style style:name="T1" style:family="text">
      <style:text-properties fo:font-family="'Century Schoolbook L'" style:font-family-generic="roman" style:font-pitch="variable" fo:font-style="italic"/>
    </style:style>
    <style:style style:name="T2" style:family="text">
      <style:text-properties fo:font-size="15pt" style:font-size-asian="15pt"/>
    </style:style>
    <style:style style:name="T3" style:family="text">
      <style:text-properties fo:font-size="16pt" style:font-size-asian="16pt"/>
    </style:style>
    <style:style style:name="T4" style:family="text">
      <style:text-properties fo:font-family="'Century Schoolbook L'" style:font-family-generic="roman" style:font-pitch="variable" fo:font-size="16pt" fo:font-style="italic" style:font-family-asian="'Century Schoolbook L'" style:font-family-generic-asian="roman" style:font-pitch-asian="variable" style:font-size-asian="16pt" style:font-style-asian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4cm" svg:y1="3.1cm" svg:x2="1.4cm" svg:y2="4.1cm">
          <text:p/>
        </draw:line>
        <draw:line draw:style-name="gr1" draw:text-style-name="P1" draw:layer="layout" svg:x1="3.4cm" svg:y1="5.4cm" svg:x2="1.4cm" svg:y2="4.4cm">
          <text:p/>
        </draw:line>
        <draw:line draw:style-name="gr1" draw:text-style-name="P1" draw:layer="layout" svg:x1="3.7cm" svg:y1="3.1cm" svg:x2="5.569cm" svg:y2="4.1cm">
          <text:p/>
        </draw:line>
        <draw:line draw:style-name="gr1" draw:text-style-name="P1" draw:layer="layout" svg:x1="3.7cm" svg:y1="5.4cm" svg:x2="5.569cm" svg:y2="4.4cm">
          <text:p/>
        </draw:line>
        <draw:custom-shape draw:style-name="gr2" draw:text-style-name="P1" draw:layer="layout" svg:width="1.191cm" svg:height="0.187cm" svg:x="2.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69cm" svg:height="0.199cm" svg:x="2.623cm" svg:y="5.3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cm" svg:y1="4.269cm" svg:x2="6.1cm" svg:y2="4.269cm">
          <text:p/>
        </draw:line>
        <draw:line draw:style-name="gr1" draw:text-style-name="P1" draw:layer="layout" svg:x1="1.1cm" svg:y1="4.269cm" svg:x2="6.1cm" svg:y2="4.269cm">
          <text:p/>
        </draw:line>
        <draw:line draw:style-name="gr1" draw:text-style-name="P1" draw:layer="layout" svg:x1="5.9cm" svg:y1="4.5cm" svg:x2="5.9cm" svg:y2="3.5cm">
          <text:p/>
        </draw:line>
        <draw:line draw:style-name="gr1" draw:text-style-name="P1" draw:layer="layout" svg:x1="5.8cm" svg:y1="3.5cm" svg:x2="6.3cm" svg:y2="3.5cm">
          <text:p/>
        </draw:line>
        <draw:custom-shape draw:style-name="gr2" draw:text-style-name="P1" draw:layer="layout" svg:width="0.131cm" svg:height="0.469cm" svg:x="5.564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14cm" svg:height="0.469cm" svg:x="1.2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2.5cm" svg:x="0.9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1.2cm" svg:x="6.2cm" svg:y="0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7cm" svg:y1="1.5cm" svg:x2="9.7cm" svg:y2="3.7cm">
          <text:p/>
        </draw:line>
        <draw:line draw:style-name="gr7" draw:text-style-name="P1" draw:layer="layout" svg:x1="9.7cm" svg:y1="3.7cm" svg:x2="7.187cm" svg:y2="4cm">
          <text:p/>
        </draw:line>
        <draw:line draw:style-name="gr7" draw:text-style-name="P1" draw:layer="layout" svg:x1="7.187cm" svg:y1="4cm" svg:x2="9.472cm" svg:y2="5.5cm">
          <text:p/>
        </draw:line>
        <draw:line draw:style-name="gr8" draw:text-style-name="P1" draw:layer="layout" svg:x1="7.5cm" svg:y1="2cm" svg:x2="6.2cm" svg:y2="3.4cm">
          <text:p/>
        </draw:line>
        <draw:line draw:style-name="gr9" draw:text-style-name="P1" draw:layer="layout" svg:x1="6.5cm" svg:y1="4.3cm" svg:x2="6.497cm" svg:y2="3.5cm">
          <text:p/>
        </draw:line>
        <draw:frame draw:style-name="gr10" draw:text-style-name="P3" draw:layer="layout" svg:width="1.5cm" svg:height="1.25cm" svg:x="6.4cm" svg:y="3.3cm">
          <draw:text-box>
            <text:p text:style-name="P2"><text:span text:style-name="T1">r</text:span></text:p>
          </draw:text-box>
        </draw:frame>
        <draw:frame draw:style-name="gr11" draw:text-style-name="P4" draw:layer="layout" svg:width="2.5cm" svg:height="0.78cm" svg:x="2.7cm" svg:y="4.218cm">
          <draw:text-box>
            <text:p text:style-name="P2"><text:span text:style-name="T2">ボルト</text:span></text:p>
          </draw:text-box>
        </draw:frame>
        <draw:frame draw:style-name="gr12" draw:text-style-name="P6" draw:layer="layout" svg:width="3cm" svg:height="1.559cm" svg:x="2cm" svg:y="0.9cm">
          <draw:text-box>
            <text:p text:style-name="P5"><text:span text:style-name="T3">上載物 </text:span><text:span text:style-name="T4">m</text:span><text:span text:style-name="T3"><text:line-break/></text:span><text:span text:style-name="T3">（重い！）</text:span></text:p>
          </draw:text-box>
        </draw:frame>
        <draw:frame draw:style-name="gr13" draw:layer="layout" svg:width="0.742cm" svg:height="0.903cm" svg:x="2.198cm" svg:y="3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4" draw:text-style-name="P1" draw:layer="layout" svg:width="0.161cm" svg:height="0.392cm" svg:x="2.033cm" svg:y="3.831cm" svg:viewBox="0 0 162 393" svg:d="m0 0c113 81 168 223 162 359v34">
          <text:p/>
        </draw:path>
        <draw:frame draw:style-name="gr11" draw:text-style-name="P4" draw:layer="layout" svg:width="2.5cm" svg:height="0.78cm" svg:x="-0.2cm" svg:y="3.001cm">
          <draw:text-box>
            <text:p text:style-name="P2"><text:span text:style-name="T2">アーム</text:span></text:p>
          </draw:text-box>
        </draw:frame>
        <draw:line draw:style-name="gr15" draw:text-style-name="P1" draw:layer="layout" svg:x1="1.518cm" svg:y1="3.508cm" svg:x2="2.3cm" svg:y2="3.6cm">
          <text:p/>
        </draw:line>
        <draw:frame draw:style-name="gr11" draw:text-style-name="P4" draw:layer="layout" svg:width="2.5cm" svg:height="0.78cm" svg:x="5.8cm" svg:y="4.4cm">
          <draw:text-box>
            <text:p text:style-name="P2"><text:span text:style-name="T2">ハンドル</text:span></text:p>
          </draw:text-box>
        </draw:frame>
        <draw:line draw:style-name="gr15" draw:text-style-name="P1" draw:layer="layout" svg:x1="6.713cm" svg:y1="4.65cm" svg:x2="6cm" svg:y2="3.9cm">
          <text:p/>
        </draw:line>
        <draw:line draw:style-name="gr16" draw:text-style-name="P1" draw:layer="layout" svg:x1="6.1cm" svg:y1="3.5cm" svg:x2="7.1cm" svg:y2="3.5cm">
          <text:p/>
        </draw:line>
        <draw:line draw:style-name="gr16" draw:text-style-name="P1" draw:layer="layout" svg:x1="5.723cm" svg:y1="4.269cm" svg:x2="7.223cm" svg:y2="4.269cm">
          <text:p/>
        </draw:line>
        <draw:line draw:style-name="gr8" draw:text-style-name="P1" draw:layer="layout" svg:x1="0.2cm" svg:y1="5.6cm" svg:x2="9.7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date>2010-07-27T11:17:16</dc:date>
    <dc:language>en-US</dc:language>
    <meta:editing-cycles>15</meta:editing-cycles>
    <meta:editing-duration>PT04H40M09S</meta:editing-duration>
    <dc:creator>nasahara 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